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public.tableau.com/views/LabIntroCSchroeder/avg_warehouse_type_year_month?:language=pt-BR&amp;publish=yes&amp;:display_count=n&amp;:origin=viz_share_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2</meta:generator>
  </office:meta>
</office:document-meta>
</file>